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Tuma</text:p>
          </table:table-cell>
        </table:table-row>
        <table:table-row table:style-name="ro1">
          <table:table-cell table:number-columns-repeated="16"/>
          <table:table-cell table:formula="of:=AVERAGE([.Q2:.Q20])" office:value-type="float" office:value="0.758223684210526" calcext:value-type="float">
            <text:p>0.7582236842</text:p>
          </table:table-cell>
          <table:table-cell/>
        </table:table-row>
        <table:table-row table:style-name="ro1">
          <table:table-cell table:number-columns-repeated="16"/>
          <table:table-cell table:formula="of:=STDEV([.Q2:.Q20])" office:value-type="float" office:value="0.224585387973546" calcext:value-type="float">
            <text:p>0.2245853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4">00/00/0000</text:date>, <text:time style:data-style-name="N2" text:time-value="17:14:58.80645718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24T19:02:07.068042578</dc:date>
    <meta:editing-duration>P1DT21H9M40S</meta:editing-duration>
    <meta:editing-cycles>47</meta:editing-cycles>
    <meta:document-statistic meta:table-count="1" meta:cell-count="348" meta:object-count="0"/>
  </office:meta>
</office:document-meta>
</file>